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16d87" officeooo:paragraph-rsid="00216d87" style:font-weight-asian="normal" style:font-name-complex="B Nazanin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2d22" officeooo:paragraph-rsid="00232d22" style:font-weight-asian="normal" style:font-name-complex="B Nazanin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3906d" style:font-weight-asian="normal" style:font-name-complex="B Nazanin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62b06" style:font-weight-asian="normal" style:font-name-complex="B Nazanin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style:font-name="B Nazanin" officeooo:rsid="00232d22" officeooo:paragraph-rsid="00232d22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62b06" style:font-weight-asian="bold" style:font-name-complex="B Nazanin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76643" style:font-weight-asian="bold" style:font-name-complex="B Nazanin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Nazanin" fo:font-weight="bold" officeooo:rsid="00276643" officeooo:paragraph-rsid="00276643" style:font-weight-asian="bold" style:font-name-complex="B Nazanin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Nazanin" fo:font-weight="bold" officeooo:rsid="0028145f" officeooo:paragraph-rsid="0028145f" style:font-weight-asian="bold" style:font-name-complex="B Nazanin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style:font-name="Noto Sans Elbasan" fo:font-weight="normal" style:font-weight-asian="normal" style:font-weight-complex="normal"/>
    </style:style>
    <style:style style:name="T13" style:family="text">
      <style:text-properties style:font-name="Noto Sans Elbasan" fo:font-weight="normal" officeooo:rsid="00216d87" style:font-weight-asian="normal" style:font-weight-complex="normal"/>
    </style:style>
    <style:style style:name="T14" style:family="text">
      <style:text-properties officeooo:rsid="00262b06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7664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13">f=kqq’/r^2</text:span><text:span text:style-name="T7">) )</text:span></text:p>
      <text:p text:style-name="P6">تمرین: روند تغییرات را در مورد سه روند تناوبی ذکر شده در کتاب در طرح‌های روبه‌رو مشخص نمایید:</text:p>
      <text:p text:style-name="P10"/>
      <text:p text:style-name="P12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7">هر چه شعاع اتم بزرگ‌تر باشد، اندازه آن بزرگ‌تر است.</text:p>
      <text:p text:style-name="P11"/>
      <text:p text:style-name="P8">روند تغییرات شعاع اتمی</text:p>
      <text:p text:style-name="P5"/>
      <text:p text:style-name="P5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5"><text:span text:style-name="T6">( </text:span><text:span text:style-name="T3">دلیل: طبق قانون کولن: </text:span><text:span text:style-name="T12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5"/>
      <text:p text:style-name="P9">در تناوب: <text:span text:style-name="T14">از چپ به راست </text:span><text:span text:style-name="T1">ـــــ </text:span><text:span text:style-name="T14">می‌شود. دلیل: در هر دوره، تعداد </text:span><text:span text:style-name="T1">ـــــ </text:span><text:span text:style-name="T14">ثابت است اما قدرت </text:span><text:span text:style-name="T1">ـــــ </text:span><text:span text:style-name="T14">از چپ به راست بیشتر می‌شود.</text:span></text:p>
      <text:p text:style-name="P14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5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15"> و </text:span><text:span text:style-name="T10"><text:s/>ثاب</text:span><text:span text:style-name="T11">ت</text:span><text:span text:style-name="T15"> دریا</text:span><text:span text:style-name="T16">فت ـــــ که افزایش الکترون‌ها بر آن مؤثر ـــــ . ( «نیرو»، مانند «انرژی» نیست و تقسیم نمی‌شود. )</text:span></text:p>
      <text:p text:style-name="P16"><text:span text:style-name="T15">نتیجه: هر هر دوره از چپ به راست، با افزایش تعداد پروتون‌ها، هر الکترون، جاذبه ـــــ دریافت می‌کند.</text:span></text:p>
      <text:p text:style-name="P16"><text:span text:style-name="T15"/></text:p>
      <text:p text:style-name="P17"><text:span text:style-name="T15">بررسی نمودار ۱ ص ۱۳:</text:span></text:p>
      <text:p text:style-name="P17"><text:span text:style-name="T15">نکته ۱: در تناوب </text:span><text:span text:style-name="T16">ـــــ </text:span><text:span text:style-name="T15">از چپ به راست، شعاع اتمی عنصر‌ها کاهش می‌یابد.</text:span></text:p>
      <text:p text:style-name="P17"><text:span text:style-name="T15">نکته ۲: بیشترین تفاوت شعاع، بین عنصر‌های گروه‌های </text:span><text:span text:style-name="T16">ـــــ </text:span><text:span text:style-name="T15">و</text:span><text:span text:style-name="T16"> ـــــ </text:span><text:span text:style-name="T15">است. ( عنصر‌های </text:span><text:span text:style-name="T16">ـــــ </text:span><text:span text:style-name="T15">و </text:span><text:span text:style-name="T16">ـــــ </text:span><text:span text:style-name="T15">)</text:span></text:p>
      <text:p text:style-name="P17"><text:span text:style-name="T15">نکته ۳: تفاوت شعاع عناصر ( در تناوب ۳ ): بین نافلز‌ها <text:s text:c="9"/>بین فلز‌ها</text:span></text:p>
      <text:p text:style-name="P17"><text:span text:style-name="T15">( یعنی روند تغییرات شعاع، در اوایل/اواخر تناوب سوم، چشمگیر‌تر است. )</text:span></text:p>
      <text:p text:style-name="P17"><text:span text:style-name="T15"/></text:p>
      <text:p text:style-name="P18"><text:span text:style-name="T15">مقایسته تغییرات شعاع و واکنش‌پذیری عنصر‌های گروه ۱، ۲ و ۱۷</text:span></text:p>
      <text:p text:style-name="P19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4T17:24:27.920768951</dc:date>
    <meta:editing-duration>PT29M42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3" meta:paragraph-count="31" meta:word-count="551" meta:character-count="2790" meta:non-whitespace-character-count="2258"/>
  </office:meta>
</office:document-meta>
</file>